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GELUNG</text:p>
      <text:p text:style-name="Standard"/>
      <text:p text:style-name="Standard">#include &lt;PID_v1.h&gt;</text:p>
      <text:p text:style-name="Standard"/>
      <text:p text:style-name="Standard"/>
      <text:p text:style-name="Standard">void init_PID() {</text:p>
      <text:p text:style-name="Standard"><text:s text:c="2"/>//init PID-Regler für Höhenregelung</text:p>
      <text:p text:style-name="Standard"><text:s text:c="2"/>hoehePID.SetOutputLimits(-80, 160); <text:s text:c="3"/>//funktioniert ganz gut</text:p>
      <text:p text:style-name="Standard"><text:s text:c="2"/>hoehePID.SetMode(AUTOMATIC); <text:s/>//aktiviert PID-Regler</text:p>
      <text:p text:style-name="Standard"><text:s text:c="2"/>hoehePID.SetSampleTime(200); <text:s/>//Sample Time des PID für die Höhenregelung</text:p>
      <text:p text:style-name="Standard"><text:s text:c="2"/></text:p>
      <text:p text:style-name="Standard"><text:s text:c="2"/>//init PID-Regler für Richtungsregelung</text:p>
      <text:p text:style-name="Standard"><text:s text:c="2"/>richtungsPID.SetOutputLimits(-70, 70);</text:p>
      <text:p text:style-name="Standard"><text:s text:c="2"/>richtungsPID.SetMode(AUTOMATIC); //aktiviert PID-Regler</text:p>
      <text:p text:style-name="Standard"><text:s text:c="2"/>richtungsPID.SetSampleTime(200); <text:s/>//Sample Time des PID für die Richtungsregelung</text:p>
      <text:p text:style-name="Standard">}</text:p>
      <text:p text:style-name="Standard"/>
      <text:p text:style-name="Standard">PID richtungsPID(&amp;phiFusion, &amp;geschwindigkeit_r, &amp;sollPhi, 5, 0.6, 13, DIRECT);</text:p>
      <text:p text:style-name="Standard">PID hoehePID(&amp;istH, &amp;geschwindigkeitH, &amp;sollH, 5, 0.6, 13, DIRECT);</text:p>
      <text:p text:style-name="Standard"/>
      <text:p text:style-name="Standard">vood loop(){</text:p>
      <text:p text:style-name="Standard"/>
      <text:p text:style-name="Standard"><text:s text:c="2"/>hoehePID.Compute();</text:p>
      <text:p text:style-name="Standard"><text:s text:c="2"/>richtungsPID.Compute()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ABWURF</text:p>
      <text:p text:style-name="Standard"/>
      <text:p text:style-name="Standard">#define out_Abwurf 1</text:p>
      <text:p text:style-name="Standard"/>
      <text:p text:style-name="Standard"/>
      <text:p text:style-name="Standard"><text:s/>//Abwurf ausführen, wenn Wegpunkt mit Abwurf erreicht</text:p>
      <text:p text:style-name="Standard"><text:s text:c="4"/>if(receiving[7] == 1) digitalWrite(out_Abwurf,HIGH); <text:s/>//Pin für Abwurf auf High setzen um Paket abzuwerfen</text:p>
      <text:p text:style-name="Standard"><text:s text:c="4"/>else if(receiving[7] == 50) sollH = 0; <text:s text:c="15"/>//"deaktiviert" Hoehenregelung</text:p>
      <text:p text:style-name="Standard"><text:s text:c="4"/>else if(receiving[7] == 0) digitalWrite(out_Abwurf,LOW); <text:s/>//Pin für Abwurf auf Low setzen</text:p>
      <text:p text:style-name="Standard"/>
      <text:p text:style-name="Standard"/>
      <text:p text:style-name="Standard">NRF</text:p>
      <text:p text:style-name="Standard"/>
      <text:p text:style-name="Standard">void NRF() {</text:p>
      <text:p text:style-name="Standard"><text:s text:c="2"/></text:p>
      <text:p text:style-name="Standard"><text:s text:c="2"/>if(Mirf.dataReady()) {</text:p>
      <text:p text:style-name="Standard"><text:s text:c="4"/>Mirf.getData(receiving);</text:p>
      <text:p text:style-name="Standard"><text:s/></text:p>
      <text:p text:style-name="Standard"><text:s text:c="4"/>//NRF Receive Variablen</text:p>
      <text:p text:style-name="Standard"><text:soft-page-break/><text:s text:c="4"/>int receive_distanz=0;</text:p>
      <text:p text:style-name="Standard"><text:s text:c="4"/>int receive_sollPhi=0;</text:p>
      <text:p text:style-name="Standard"><text:s text:c="4"/>int receive_phi = 0;</text:p>
      <text:p text:style-name="Standard"><text:s text:c="4"/></text:p>
      <text:p text:style-name="Standard"><text:s text:c="4"/>receive_distanz = receiving[2]; <text:s text:c="3"/>// receive high byte</text:p>
      <text:p text:style-name="Standard"><text:s text:c="4"/>receive_distanz = receive_distanz &lt;&lt; 8; <text:s text:c="5"/>// shift high byte to be high 8 bits</text:p>
      <text:p text:style-name="Standard"><text:s text:c="4"/>receive_distanz |= receiving[3]; <text:s text:c="2"/>// receive low byte as lower 8 bits</text:p>
      <text:p text:style-name="Standard"><text:s text:c="4"/>receive_sollPhi = receiving[4]; <text:s text:c="3"/>// receive high byte</text:p>
      <text:p text:style-name="Standard"><text:s text:c="4"/>receive_sollPhi = receive_sollPhi &lt;&lt; 8; <text:s text:c="5"/>// shift high byte to be high 8 bits</text:p>
      <text:p text:style-name="Standard"><text:s text:c="4"/>receive_sollPhi |= receiving[5]; <text:s text:c="2"/>// receive low byte as lower 8 bits</text:p>
      <text:p text:style-name="Standard"><text:s text:c="4"/>sollH = receiving[6]; <text:s text:c="3"/>//Uebernehmen der neuen Sollhoehe</text:p>
      <text:p text:style-name="Standard"><text:s text:c="4"/>receive_phi = receiving[8]; <text:s text:c="7"/>// receive high byte</text:p>
      <text:p text:style-name="Standard"><text:s text:c="4"/>receive_phi = receive_phi &lt;&lt; 8; <text:s text:c="11"/>// shift high byte to be high 8 bits</text:p>
      <text:p text:style-name="Standard"><text:s text:c="4"/>receive_phi |= receiving[9]; <text:s text:c="6"/>// receive low byte as lower 8 bits</text:p>
      <text:p text:style-name="Standard"><text:s text:c="6"/></text:p>
      <text:p text:style-name="Standard"><text:s text:c="4"/>sollPhi = receive_sollPhi;</text:p>
      <text:p text:style-name="Standard"><text:s text:c="4"/>phiIPS = receive_phi;</text:p>
      <text:p text:style-name="Standard"><text:s text:c="2"/>}</text:p>
      <text:p text:style-name="Standard"><text:s text:c="2"/></text:p>
      <text:p text:style-name="Standard"><text:s text:c="2"/>sending[2] = IPS;</text:p>
      <text:p text:style-name="Standard"><text:s text:c="2"/>sending[3] = istH;</text:p>
      <text:p text:style-name="Standard"><text:s text:c="2"/>sending[4] = sollH;</text:p>
      <text:p text:style-name="Standard"><text:s text:c="2"/>sending[5] = geschwindigkeit_r;</text:p>
      <text:p text:style-name="Standard"><text:s text:c="2"/>sending[6] = yaw;</text:p>
      <text:p text:style-name="Standard"><text:s text:c="2"/>sending[7] = sollPhi;</text:p>
      <text:p text:style-name="Standard"/>
      <text:p text:style-name="Standard"><text:s text:c="2"/>Mirf.send(sending);</text:p>
      <text:p text:style-name="Standard"><text:s text:c="2"/>while(Mirf.isSending()){</text:p>
      <text:p text:style-name="Standard"><text:s text:c="2"/>}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doff </meta:initial-creator>
    <meta:creation-date>2014-07-01T15:55:01</meta:creation-date>
    <dc:date>2014-07-01T18:34:26</dc:date>
    <dc:creator>Kenndoff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61" meta:word-count="259" meta:character-count="2218" meta:non-whitespace-character-count="1803"/>
  </office:meta>
</office:document-meta>
</file>